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38cm"/>
    </style:style>
    <style:style style:name="co3" style:family="table-column">
      <style:table-column-properties fo:break-before="auto" style:column-width="4.385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12.3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61"/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81d41a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Devlog von – Sand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3" office:value-type="string" calcext:value-type="string">
            <text:p>Was ist das Ziel</text:p>
          </table:table-cell>
          <table:table-cell table:style-name="ce5" office:value-type="string" calcext:value-type="string">
            <text:p>Angefangen</text:p>
          </table:table-cell>
          <table:table-cell table:style-name="ce7" office:value-type="string" calcext:value-type="string">
            <text:p>Ende</text:p>
          </table:table-cell>
          <table:table-cell table:style-name="ce8" office:value-type="string" calcext:value-type="string">
            <text:p>Arbeit in Stunde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table:style-name="ce2" office:value-type="date" office:date-value="2025-07-02" calcext:value-type="date">
            <text:p>02.07.25</text:p>
          </table:table-cell>
          <table:table-cell office:value-type="string" calcext:value-type="string">
            <text:p>Character Model (Zylinder) erstellt mit 3D Kamera + GitHub</text:p>
          </table:table-cell>
          <table:table-cell table:style-name="ce6" office:value-type="time" office:time-value="PT10H11M00S" calcext:value-type="time">
            <text:p>10:11:00</text:p>
          </table:table-cell>
          <table:table-cell table:style-name="ce6" office:value-type="time" office:time-value="PT12H29M00S" calcext:value-type="time">
            <text:p>12:29:00</text:p>
          </table:table-cell>
          <table:table-cell table:formula="of:=([.D3]-[.C3])*24" office:value-type="float" office:value="2.3" calcext:value-type="float">
            <text:p>2,3</text:p>
          </table:table-cell>
          <table:table-cell office:value-type="string" calcext:value-type="string">
            <text:p>https://kidscancode.org/godot_recipes/4.x/g101/3d/101_3d_03/index.html</text:p>
          </table:table-cell>
        </table:table-row>
        <table:table-row table:style-name="ro1">
          <table:table-cell table:number-columns-repeated="2"/>
          <table:table-cell table:style-name="ce6" table:number-columns-repeated="2"/>
          <table:table-cell table:formula="of:=([.D4]-[.C4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5]-[.C5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6]-[.C6])*2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/>
          <table:table-cell table:number-columns-repeated="2"/>
          <table:table-cell table:formula="of:=([.D7]-[.C7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8]-[.C8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9]-[.C9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0]-[.C10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1]-[.C11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2]-[.C12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3]-[.C13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4]-[.C14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5]-[.C15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6]-[.C16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7]-[.C17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8]-[.C18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19]-[.C19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0]-[.C20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1]-[.C21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2]-[.C22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3]-[.C23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4]-[.C24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5]-[.C25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6]-[.C26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7]-[.C27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8]-[.C28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29]-[.C29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0]-[.C30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1]-[.C31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2]-[.C32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3]-[.C33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4]-[.C34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5]-[.C35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6]-[.C36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7]-[.C37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8]-[.C38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39]-[.C39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0]-[.C40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1]-[.C41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2]-[.C42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3]-[.C43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4]-[.C44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5]-[.C45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6]-[.C46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7]-[.C47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8]-[.C48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49]-[.C49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50]-[.C50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51]-[.C51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52]-[.C52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53]-[.C53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54]-[.C54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55]-[.C55])*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D56]-[.C56])*2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.00.0000</text:date>, <text:time style:data-style-name="N2" text:time-value="12:29:24.363884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2T10:59:53.938219800</meta:creation-date>
    <dc:date>2025-07-02T12:31:41.567806200</dc:date>
    <meta:editing-duration>PT5M45S</meta:editing-duration>
    <meta:editing-cycles>5</meta:editing-cycles>
    <meta:generator>LibreOffice/25.2.4.3$Windows_X86_64 LibreOffice_project/33e196637044ead23f5c3226cde09b47731f7e27</meta:generator>
    <meta:document-statistic meta:table-count="1" meta:cell-count="67" meta:object-count="0"/>
  </office:meta>
</office:document-meta>
</file>